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bitmap" draw:fill-image-name="a8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non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7" style:parent-style-name="Graphics">
      <style:graphic-properties draw:fill="none" draw:stroke="none"/>
    </style:style>
    <style:style style:family="drawing-page" style:name="a1099">
      <style:drawing-page-properties draw:fill="bitmap" draw:fill-image-name="a10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bitmap" draw:fill-image-name="a7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9">
      <style:drawing-page-properties draw:fill="bitmap" draw:fill-image-name="a8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5">
      <style:drawing-page-properties draw:fill="bitmap" draw:fill-image-name="a9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in, 0in, 0in, 0in)" draw:stroke="none"/>
    </style:style>
    <style:style style:family="paragraph" style:name="a7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4">
      <style:drawing-page-properties draw:fill="bitmap" draw:fill-image-name="a10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bitmap" draw:fill-image-name="a9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bitmap" draw:fill-image-name="a11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bitmap" draw:fill-image-name="a7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3" style:parent-style-name="Graphics">
      <style:graphic-properties draw:fill="none" fo:clip="rect(0in, 0in, 0in, 0in)" draw:stroke="none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bitmap" draw:fill-image-name="a10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bitmap" draw:fill-image-name="a9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7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6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5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7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1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10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3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1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3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6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1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22" draw:master-page-name="Master1-Layout1-title-Title-Slide" presentation:presentation-page-layout-name="Master1-PPL1" draw:id="Slide-256">
        <draw:frame draw:id="id222" presentation:style-name="a725" draw:name="Title 1" svg:x="1.66667in" svg:y="0.82002in" svg:width="10in" svg:height="2.61111in" presentation:class="title" presentation:placeholder="false">
          <draw:text-box>
            <text:p text:style-name="a724" text:class-names="" text:cond-style-name=""><text:span text:style-name="a723" text:class-names="">Interpret jazyka IFJ16</text:span></text:p>
          </draw:text-box>
          <svg:title/>
          <svg:desc/>
        </draw:frame>
        <draw:frame draw:id="id223" presentation:style-name="a730" draw:name="Subtitle 2" svg:x="1.66667in" svg:y="4.29109in" svg:width="10in" svg:height="1.81076in" presentation:class="subtitle" presentation:placeholder="false">
          <draw:text-box>
            <text:p text:style-name="a729" text:class-names="" text:cond-style-name=""><text:span text:style-name="a726" text:class-names="">T</text:span><text:span text:style-name="a727" text:class-names="">ým<text:s text:c="1"/></text:span><text:span text:style-name="a728" text:class-names="">034, variant a/1/II</text:span></text:p>
          </draw:text-box>
          <svg:title/>
          <svg:desc/>
        </draw:frame>
      </draw:page>
      <draw:page draw:name="Slide2" draw:style-name="a732" draw:master-page-name="Master1-Layout2-obj-Title-and-Content" presentation:presentation-page-layout-name="Master1-PPL2" draw:id="Slide-257">
        <draw:frame draw:id="id224" presentation:style-name="a737" draw:name="Title 1" svg:x="0.7066in" svg:y="0.4951in" svg:width="10.28513in" svg:height="1.53164in" presentation:class="title" presentation:placeholder="false">
          <draw:text-box>
            <text:p text:style-name="a736" text:class-names="" text:cond-style-name=""><text:span text:style-name="a733" text:class-names="">Slo</text:span><text:span text:style-name="a734" text:class-names="">žení týmu:</text:span><text:span text:style-name="a735" text:class-names=""/></text:p>
          </draw:text-box>
          <svg:title/>
          <svg:desc/>
        </draw:frame>
        <draw:frame draw:id="id225" presentation:style-name="a756" draw:name="Content Placeholder 2" svg:x="0.91667in" svg:y="2.05208in" svg:width="11.5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38" text:class-names="">Roman<text:s text:c="1"/></text:span><text:span text:style-name="a739" text:class-names="">Nahálka</text:span><text:span text:style-name="a740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Štěpán Matalík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Patrik Vlk</text:span></text:p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Vladsyslav</text:span><text:span text:style-name="a750" text:class-names=""><text:s text:c="1"/>Sherstobitov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David Kollár</text:span></text:p>
              </text:list-item>
            </text:list>
          </draw:text-box>
          <svg:title/>
          <svg:desc/>
        </draw:frame>
      </draw:page>
      <draw:page draw:name="Slide3" draw:style-name="a758" draw:master-page-name="Master1-Layout2-obj-Title-and-Content" presentation:presentation-page-layout-name="Master1-PPL2" draw:id="Slide-258">
        <draw:frame draw:id="id226" presentation:style-name="a762" draw:name="Title 1" svg:x="0.7066in" svg:y="0.4951in" svg:width="10.28513in" svg:height="1.53164in" presentation:class="title" presentation:placeholder="false">
          <draw:text-box>
            <text:p text:style-name="a761" text:class-names="" text:cond-style-name=""><text:span text:style-name="a759" text:class-names="">Zadání projektu</text:span><text:span text:style-name="a760" text:class-names=""/></text:p>
          </draw:text-box>
          <svg:title/>
          <svg:desc/>
        </draw:frame>
        <draw:frame draw:id="id227" presentation:style-name="a773" draw:name="Content Placeholder 2" svg:x="1.2066in" svg:y="2.2451in" svg:width="9.78406in" svg:height="4.58823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Interpret imperativního jazyka IFJ16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Podmnožina Java SE 8</text:span></text:p>
              </text:list-item>
            </text:list>
            <text:list text:style-name="a772">
              <text:list-item>
                <text:p text:style-name="a771" text:class-names="" text:cond-style-name=""><text:span text:style-name="a769" text:class-names="">Implementováno v jazyce C</text:span><text:span text:style-name="a770" text:class-names=""/></text:p>
              </text:list-item>
            </text:list>
          </draw:text-box>
          <svg:title/>
          <svg:desc/>
        </draw:frame>
      </draw:page>
      <draw:page draw:name="Slide15" draw:style-name="a775" draw:master-page-name="Master1-Layout2-obj-Title-and-Content" presentation:presentation-page-layout-name="Master1-PPL2" draw:id="Slide-270">
        <draw:frame draw:id="id228" presentation:style-name="a779" draw:name="Title 1" svg:x="0.7066in" svg:y="0.4951in" svg:width="10.28513in" svg:height="1.53164in" presentation:class="title" presentation:placeholder="false">
          <draw:text-box>
            <text:p text:style-name="a778" text:class-names="" text:cond-style-name=""><text:span text:style-name="a776" text:class-names="">Obsah</text:span><text:span text:style-name="a777" text:class-names=""/></text:p>
          </draw:text-box>
          <svg:title/>
          <svg:desc/>
        </draw:frame>
        <draw:frame draw:id="id229" presentation:style-name="a800" draw:name="Content Placeholder 2" svg:x="1.2066in" svg:y="2.2451in" svg:width="9.78406in" svg:height="4.58823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Struktura interpretu</text:span></text:p>
              </text:list-item>
            </text:list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Scanner</text:span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6" text:class-names="">Parser</text:span><text:span text:style-name="a787" text:class-names=""/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Interpret</text:span></text:p>
                  </text:list-item>
                </text:list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Algoritmy</text:span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Závěr</text:span><text:span text:style-name="a797" text:class-names=""/></text:p>
              </text:list-item>
            </text:list>
          </draw:text-box>
          <svg:title/>
          <svg:desc/>
        </draw:frame>
      </draw:page>
      <draw:page draw:name="Slide7" draw:style-name="a802" draw:master-page-name="Master1-Layout2-obj-Title-and-Content" presentation:presentation-page-layout-name="Master1-PPL2" draw:id="Slide-262">
        <draw:frame draw:id="id230" presentation:style-name="a806" draw:name="Title 1" svg:x="0.7066in" svg:y="0.4951in" svg:width="10.28513in" svg:height="1.53164in" presentation:class="title" presentation:placeholder="false">
          <draw:text-box>
            <text:p text:style-name="a805" text:class-names="" text:cond-style-name=""><text:span text:style-name="a803" text:class-names="">Moduly interpretu</text:span><text:span text:style-name="a804" text:class-names=""/></text:p>
          </draw:text-box>
          <svg:title/>
          <svg:desc/>
        </draw:frame>
        <draw:frame draw:id="id231" presentation:style-name="a807" draw:name="Content Placeholder 3" svg:x="1.49049in" svg:y="1.86035in" svg:width="10.34625in" svg:height="4.87434in" style:rel-width="scale" style:rel-height="scale" presentation:class="graphic" presentation:placeholder="false">
          <draw:image xlink:href="media/image1.emf" xlink:type="simple" xlink:show="embed" xlink:actuate="onLoad"/>
          <svg:title/>
          <svg:desc/>
        </draw:frame>
      </draw:page>
      <draw:page draw:name="Slide8" draw:style-name="a809" draw:master-page-name="Master1-Layout2-obj-Title-and-Content" presentation:presentation-page-layout-name="Master1-PPL2" draw:id="Slide-263">
        <draw:frame draw:id="id232" presentation:style-name="a813" draw:name="Title 1" svg:x="0.7066in" svg:y="0.4951in" svg:width="10.28513in" svg:height="1.53164in" presentation:class="title" presentation:placeholder="false">
          <draw:text-box>
            <text:p text:style-name="a812" text:class-names="" text:cond-style-name=""><text:span text:style-name="a810" text:class-names="">Lexikální analyzátor</text:span><text:span text:style-name="a811" text:class-names=""/></text:p>
          </draw:text-box>
          <svg:title/>
          <svg:desc/>
        </draw:frame>
        <draw:frame draw:id="id233" presentation:style-name="a837" draw:name="Content Placeholder 2" svg:x="1.2066in" svg:y="2.2451in" svg:width="9.78406in" svg:height="4.58823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Vstup: zdrojový program</text:span></text:p>
              </text:list-item>
            </text:list>
            <text:list text:style-name="a820">
              <text:list-item>
                <text:p text:style-name="a819" text:class-names="" text:cond-style-name=""><text:span text:style-name="a817" text:class-names="">Překládá lexémy na tokeny</text:span><text:span text:style-name="a818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Odstraňuje bílé znaky a komentáře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Rozpoznává zda se jedná o plně kvalifikovaný identifikátor</text:span></text:p>
              </text:list-item>
            </text:list>
            <text:list text:style-name="a833">
              <text:list-item>
                <text:p text:style-name="a832" text:class-names="" text:cond-style-name=""><text:span text:style-name="a827" text:class-names="">Implementovaný jako</text:span><text:span text:style-name="a828" text:class-names=""><text:s text:c="1"/></text:span><text:span text:style-name="a829" text:class-names="">konečný</text:span><text:span text:style-name="a830" text:class-names=""><text:s text:c="1"/></text:span><text:span text:style-name="a831" text:class-names="">automat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Výstup: posloupnost tokenu</text:span></text:p>
              </text:list-item>
            </text:list>
          </draw:text-box>
          <svg:title/>
          <svg:desc/>
        </draw:frame>
      </draw:page>
      <draw:page draw:name="Slide21" draw:style-name="a839" draw:master-page-name="Master1-Layout2-obj-Title-and-Content" presentation:presentation-page-layout-name="Master1-PPL2" draw:id="Slide-276">
        <draw:frame draw:id="id234" presentation:style-name="a843" draw:name="Title 1" svg:x="0.7066in" svg:y="0.4951in" svg:width="10.28513in" svg:height="1.53164in" presentation:class="title" presentation:placeholder="false">
          <draw:text-box>
            <text:p text:style-name="a842" text:class-names="" text:cond-style-name=""><text:span text:style-name="a840" text:class-names="">Syntaktická analýza</text:span><text:span text:style-name="a841" text:class-names=""/></text:p>
          </draw:text-box>
          <svg:title/>
          <svg:desc/>
        </draw:frame>
        <draw:frame draw:id="id235" presentation:style-name="a888" draw:name="Content Placeholder 2" svg:x="1.2066in" svg:y="2.2451in" svg:width="9.78406in" svg:height="4.58823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Vstup: posloupnost tokenů</text:span></text:p>
              </text:list-item>
            </text:list>
            <text:list text:style-name="a853">
              <text:list-item>
                <text:p text:style-name="a852" text:class-names="" text:cond-style-name=""><text:span text:style-name="a847" text:class-names="">Zabezpečuje</text:span><text:span text:style-name="a848" text:class-names=""><text:s text:c="1"/></text:span><text:span text:style-name="a849" text:class-names="">správnou</text:span><text:span text:style-name="a850" text:class-names=""><text:s text:c="1"/></text:span><text:span text:style-name="a851" text:class-names="">gramatiku programu</text:span></text:p>
              </text:list-item>
            </text:list>
            <text:list text:style-name="a858">
              <text:list-item>
                <text:p text:style-name="a857" text:class-names="" text:cond-style-name=""><text:span text:style-name="a854" text:class-names="">Je</text:span><text:span text:style-name="a855" text:class-names=""><text:s text:c="1"/></text:span><text:span text:style-name="a856" text:class-names="">založený na LL gramatice</text:span></text:p>
              </text:list-item>
            </text:list>
            <text:list text:style-name="a869">
              <text:list-item>
                <text:p text:style-name="a868" text:class-names="" text:cond-style-name=""><text:span text:style-name="a859" text:class-names="">Vkládá</text:span><text:span text:style-name="a860" text:class-names=""><text:s text:c="1"/></text:span><text:span text:style-name="a861" text:class-names="">identifikátory</text:span><text:span text:style-name="a862" text:class-names=""><text:s text:c="1"/></text:span><text:span text:style-name="a863" text:class-names="">do</text:span><text:span text:style-name="a864" text:class-names=""><text:s text:c="1"/></text:span><text:span text:style-name="a865" text:class-names="">tabulky</text:span><text:span text:style-name="a866" text:class-names=""><text:s text:c="1"/></text:span><text:span text:style-name="a867" text:class-names="">symbolů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Dvojitý průchod</text:span></text:p>
              </text:list-item>
            </text:list>
            <text:list text:style-name="a881">
              <text:list-item>
                <text:p text:style-name="a880" text:class-names="" text:cond-style-name=""><text:span text:style-name="a873" text:class-names="">Volá</text:span><text:span text:style-name="a874" text:class-names=""><text:s text:c="1"/></text:span><text:span text:style-name="a875" text:class-names="">funkce</text:span><text:span text:style-name="a876" text:class-names=""><text:s text:c="1"/></text:span><text:span text:style-name="a877" text:class-names="">precedenční</text:span><text:span text:style-name="a878" text:class-names=""><text:s text:c="1"/></text:span><text:span text:style-name="a879" text:class-names="">analýzy</text:span></text:p>
              </text:list-item>
            </text:list>
            <text:list text:style-name="a887">
              <text:list-item>
                <text:p text:style-name="a886" text:class-names="" text:cond-style-name=""><text:span text:style-name="a882" text:class-names="">Výstup:<text:s text:c="1"/></text:span><text:span text:style-name="a883" text:class-names="">tříadresný</text:span><text:span text:style-name="a884" text:class-names=""><text:s text:c="1"/>kód</text:span><text:span text:style-name="a885" text:class-names=""/></text:p>
              </text:list-item>
            </text:list>
          </draw:text-box>
          <svg:title/>
          <svg:desc/>
        </draw:frame>
      </draw:page>
      <draw:page draw:name="Slide9" draw:style-name="a890" draw:master-page-name="Master1-Layout2-obj-Title-and-Content" presentation:presentation-page-layout-name="Master1-PPL2" draw:id="Slide-264">
        <draw:frame draw:id="id236" presentation:style-name="a896" draw:name="Title 1" svg:x="0.7066in" svg:y="0.4951in" svg:width="10.28513in" svg:height="1.53164in" presentation:class="title" presentation:placeholder="false">
          <draw:text-box>
            <text:p text:style-name="a895" text:class-names="" text:cond-style-name=""><text:span text:style-name="a891" text:class-names="">Precedenční</text:span><text:span text:style-name="a892" text:class-names=""><text:s text:c="1"/></text:span><text:span text:style-name="a893" text:class-names="">analýza výrazů</text:span><text:span text:style-name="a894" text:class-names=""/></text:p>
          </draw:text-box>
          <svg:title/>
          <svg:desc/>
        </draw:frame>
        <draw:frame draw:id="id237" presentation:style-name="a924" draw:name="Content Placeholder 2" svg:x="1.2066in" svg:y="2.2451in" svg:width="9.78406in" svg:height="4.58823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Vstup: tabulka symbolů</text:span></text:p>
              </text:list-item>
            </text:list>
            <text:list text:style-name="a911">
              <text:list-item>
                <text:p text:style-name="a910" text:class-names="" text:cond-style-name=""><text:span text:style-name="a900" text:class-names="">Kontrola</text:span><text:span text:style-name="a901" text:class-names=""><text:s text:c="1"/></text:span><text:span text:style-name="a902" text:class-names="">správné</text:span><text:span text:style-name="a903" text:class-names=""><text:s text:c="1"/></text:span><text:span text:style-name="a904" text:class-names="">syntaxe na základě</text:span><text:span text:style-name="a905" text:class-names=""><text:s text:c="1"/></text:span><text:span text:style-name="a906" text:class-names="">precedenční</text:span><text:span text:style-name="a907" text:class-names=""><text:s text:c="1"/></text:span><text:span text:style-name="a908" text:class-names="">tabulky</text:span><text:span text:style-name="a909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2" text:class-names="">Vytváří pomocné dočasné proměnné</text:span><text:span text:style-name="a913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16" text:class-names="">Výstup:</text:span><text:span text:style-name="a917" text:class-names=""><text:s text:c="1"/></text:span><text:span text:style-name="a918" text:class-names="">tříadresný</text:span><text:span text:style-name="a919" text:class-names=""><text:s text:c="1"/></text:span><text:span text:style-name="a920" text:class-names="">kó</text:span><text:span text:style-name="a921" text:class-names="">d</text:span></text:p>
              </text:list-item>
            </text:list>
          </draw:text-box>
          <svg:title/>
          <svg:desc/>
        </draw:frame>
      </draw:page>
      <draw:page draw:name="Slide10" draw:style-name="a926" draw:master-page-name="Master1-Layout2-obj-Title-and-Content" presentation:presentation-page-layout-name="Master1-PPL2" draw:id="Slide-265">
        <draw:frame draw:id="id238" presentation:style-name="a930" draw:name="Title 1" svg:x="0.7066in" svg:y="0.4951in" svg:width="10.28513in" svg:height="1.53164in" presentation:class="title" presentation:placeholder="false">
          <draw:text-box>
            <text:p text:style-name="a929" text:class-names="" text:cond-style-name=""><text:span text:style-name="a927" text:class-names="">Semantický analyzátor</text:span><text:span text:style-name="a928" text:class-names=""/></text:p>
          </draw:text-box>
          <svg:title/>
          <svg:desc/>
        </draw:frame>
        <draw:frame draw:id="id239" presentation:style-name="a951" draw:name="Content Placeholder 2" svg:x="1.2066in" svg:y="2.2451in" svg:width="9.78406in" svg:height="4.58823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Spojený se syntaktickou analýzou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Přiřazuje hodnotu symbolům</text:span></text:p>
              </text:list-item>
            </text:list>
            <text:list text:style-name="a941">
              <text:list-item>
                <text:p text:style-name="a940" text:class-names="" text:cond-style-name=""><text:span text:style-name="a937" text:class-names="">Porovnává</text:span><text:span text:style-name="a938" text:class-names=""><text:s text:c="1"/></text:span><text:span text:style-name="a939" text:class-names="">a zjišťuje datové typy</text:span></text:p>
              </text:list-item>
            </text:list>
            <text:list text:style-name="a946">
              <text:list-item>
                <text:p text:style-name="a945" text:class-names="" text:cond-style-name=""><text:span text:style-name="a942" text:class-names="">Výstup:<text:s text:c="1"/></text:span><text:span text:style-name="a943" text:class-names="">tříadresný</text:span><text:span text:style-name="a944" text:class-names=""><text:s text:c="1"/>kód</text:span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<text:tab/></text:span><text:span text:style-name="a948" text:class-names=""/></text:p>
              </text:list-item>
            </text:list>
          </draw:text-box>
          <svg:title/>
          <svg:desc/>
        </draw:frame>
      </draw:page>
      <draw:page draw:name="Slide12" draw:style-name="a953" draw:master-page-name="Master1-Layout2-obj-Title-and-Content" presentation:presentation-page-layout-name="Master1-PPL2" draw:id="Slide-267">
        <draw:frame draw:id="id240" presentation:style-name="a957" draw:name="Title 1" svg:x="0.7066in" svg:y="0.4951in" svg:width="10.28513in" svg:height="1.53164in" presentation:class="title" presentation:placeholder="false">
          <draw:text-box>
            <text:p text:style-name="a956" text:class-names="" text:cond-style-name=""><text:span text:style-name="a954" text:class-names="">Interpret</text:span><text:span text:style-name="a955" text:class-names=""/></text:p>
          </draw:text-box>
          <svg:title/>
          <svg:desc/>
        </draw:frame>
        <draw:frame draw:id="id241" presentation:style-name="a993" draw:name="Content Placeholder 2" svg:x="1.2066in" svg:y="2.2451in" svg:width="9.78406in" svg:height="4.58823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58" text:class-names="">Vstup:<text:s text:c="1"/></text:span><text:span text:style-name="a959" text:class-names="">tříadresný</text:span><text:span text:style-name="a960" text:class-names=""><text:s text:c="1"/>kód</text:span></text:p>
              </text:list-item>
            </text:list>
            <text:list text:style-name="a970">
              <text:list-item>
                <text:p text:style-name="a969" text:class-names="" text:cond-style-name=""><text:span text:style-name="a963" text:class-names="">Samotná</text:span><text:span text:style-name="a964" text:class-names=""><text:s text:c="1"/></text:span><text:span text:style-name="a965" text:class-names="">interpretace</text:span><text:span text:style-name="a966" text:class-names=""><text:s text:c="1"/></text:span><text:span text:style-name="a967" text:class-names="">programu</text:span><text:span text:style-name="a968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Zajišťuje správné chování při podmínce, cyklu, a nebo volání funkce</text:span></text:p>
              </text:list-item>
            </text:list>
            <text:list text:style-name="a988">
              <text:list-item>
                <text:p text:style-name="a987" text:class-names="" text:cond-style-name=""><text:span text:style-name="a974" text:class-names="">Ošetřuje</text:span><text:span text:style-name="a975" text:class-names=""><text:s text:c="1"/></text:span><text:span text:style-name="a976" text:class-names="">chyby jako</text:span><text:span text:style-name="a977" text:class-names=""><text:s text:c="1"/></text:span><text:span text:style-name="a978" text:class-names="">dělení</text:span><text:span text:style-name="a979" text:class-names=""><text:s text:c="1"/></text:span><text:span text:style-name="a980" text:class-names="">nulou,</text:span><text:span text:style-name="a981" text:class-names=""><text:s text:c="1"/></text:span><text:span text:style-name="a982" text:class-names="">nebo</text:span><text:span text:style-name="a983" text:class-names=""><text:s text:c="1"/></text:span><text:span text:style-name="a984" text:class-names="">chybn</text:span><text:span text:style-name="a985" text:class-names="">é</text:span><text:span text:style-name="a986" text:class-names=""><text:s text:c="1"/>operandy</text:span></text:p>
              </text:list-item>
            </text:list>
            <text:list text:style-name="a992">
              <text:list-item>
                <text:p text:style-name="a991" text:class-names="" text:cond-style-name=""><text:span text:style-name="a989" text:class-names="">Výstup: zpracovaný program</text:span><text:span text:style-name="a990" text:class-names=""/></text:p>
              </text:list-item>
            </text:list>
          </draw:text-box>
          <svg:title/>
          <svg:desc/>
        </draw:frame>
      </draw:page>
      <draw:page draw:name="Slide20" draw:style-name="a995" draw:master-page-name="Master1-Layout2-obj-Title-and-Content" presentation:presentation-page-layout-name="Master1-PPL2" draw:id="Slide-275">
        <draw:frame draw:id="id242" presentation:style-name="a999" draw:name="Title 1" svg:x="0.7066in" svg:y="0.4951in" svg:width="10.28513in" svg:height="1.53164in" presentation:class="title" presentation:placeholder="false">
          <draw:text-box>
            <text:p text:style-name="a998" text:class-names="" text:cond-style-name=""><text:span text:style-name="a996" text:class-names="">Tabulka symbolů <text:s text:c="1"/></text:span><text:span text:style-name="a997" text:class-names=""/></text:p>
          </draw:text-box>
          <svg:title/>
          <svg:desc/>
        </draw:frame>
        <draw:frame draw:id="id243" presentation:style-name="a1021" draw:name="Content Placeholder 2" svg:x="1.2066in" svg:y="2.2451in" svg:width="9.78406in" svg:height="4.58823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Implementována pomocí tabulky s rozptýlenými položkami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Používá se globální a lokální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06" text:class-names="">Vyhledává</text:span><text:span text:style-name="a1007" text:class-names=""><text:s text:c="1"/></text:span><text:span text:style-name="a1008" text:class-names="">na</text:span><text:span text:style-name="a1009" text:class-names=""><text:s text:c="1"/></text:span><text:span text:style-name="a1010" text:class-names="">základě klíče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3" text:class-names="">Časová</text:span><text:span text:style-name="a1014" text:class-names=""><text:s text:c="1"/></text:span><text:span text:style-name="a1015" text:class-names="">složitost: O(N)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  <draw:frame draw:id="id244" draw:style-name="a1022" draw:name="Picture 2" svg:x="5.84916in" svg:y="3.24972in" svg:width="6.94026in" svg:height="3.58361in" style:rel-width="scale" style:rel-height="scale">
          <draw:image xlink:href="media/image2.jpeg" xlink:type="simple" xlink:show="embed" xlink:actuate="onLoad"/>
          <svg:title/>
          <svg:desc>https://scontent-ams3-1.xx.fbcdn.net/v/t34.0-12/15423547_10207933528128238_1624026267_n.png?oh=93afb43476a6e9d47b0269391a88faf9&amp;oe=5850AEA4</svg:desc>
        </draw:frame>
      </draw:page>
      <draw:page draw:name="Slide17" draw:style-name="a1024" draw:master-page-name="Master1-Layout2-obj-Title-and-Content" presentation:presentation-page-layout-name="Master1-PPL2" draw:id="Slide-272">
        <draw:frame draw:id="id245" presentation:style-name="a1028" draw:name="Title 1" svg:x="0.7066in" svg:y="0.4951in" svg:width="10.28513in" svg:height="1.53164in" presentation:class="title" presentation:placeholder="false">
          <draw:text-box>
            <text:p text:style-name="a1027" text:class-names="" text:cond-style-name=""><text:span text:style-name="a1025" text:class-names="">Řazení</text:span><text:span text:style-name="a1026" text:class-names=""/></text:p>
          </draw:text-box>
          <svg:title/>
          <svg:desc/>
        </draw:frame>
        <draw:frame draw:id="id246" presentation:style-name="a1062" draw:name="Content Placeholder 2" svg:x="1.2066in" svg:y="2.2451in" svg:width="9.78406in" svg:height="4.58823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29" text:class-names="">Quick</text:span><text:span text:style-name="a1030" text:class-names=""><text:s text:c="1"/></text:span><text:span text:style-name="a1031" text:class-names="">sort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4" text:class-names="">Zvolí<text:s text:c="1"/></text:span><text:span text:style-name="a1035" text:class-names="">pivota</text:span><text:span text:style-name="a1036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39" text:class-names="">Rozdělí</text:span><text:span text:style-name="a1040" text:class-names=""><text:s text:c="1"/></text:span><text:span text:style-name="a1041" text:class-names="">pole</text:span><text:span text:style-name="a1042" text:class-names=""><text:s text:c="1"/></text:span><text:span text:style-name="a1043" text:class-names="">na</text:span><text:span text:style-name="a1044" text:class-names=""><text:s text:c="1"/></text:span><text:span text:style-name="a1045" text:class-names="">dvě</text:span><text:span text:style-name="a1046" text:class-names=""><text:s text:c="1"/></text:span><text:span text:style-name="a1047" text:class-names="">části</text:span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Provádí se rekurzivně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4" text:class-names="">Časová</text:span><text:span text:style-name="a1055" text:class-names=""><text:s text:c="1"/></text:span><text:span text:style-name="a1056" text:class-names="">složitost:<text:s text:c="1"/></text:span><text:span text:style-name="a1057" text:class-names="">linearitmetická</text:span><text:span text:style-name="a1058" text:class-names=""><text:s text:c="1"/>O(N²)</text:span><text:span text:style-name="a1059" text:class-names=""/></text:p>
              </text:list-item>
            </text:list>
          </draw:text-box>
          <svg:title/>
          <svg:desc/>
        </draw:frame>
        <draw:frame draw:id="id247" draw:style-name="a1063" draw:name="Picture 2" svg:x="2.9672in" svg:y="4.6516in" svg:width="7.58599in" svg:height="2.52866in" style:rel-width="scale" style:rel-height="scale">
          <draw:image xlink:href="media/image3.jpeg" xlink:type="simple" xlink:show="embed" xlink:actuate="onLoad"/>
          <svg:title/>
          <svg:desc>https://scontent-ams3-1.xx.fbcdn.net/v/t34.0-12/15423607_10207933542528598_1005986309_n.png?oh=ada11fae35dc7b9d5d8a707d89c4d6a3&amp;oe=5850CCC9</svg:desc>
        </draw:frame>
      </draw:page>
      <draw:page draw:name="Slide18" draw:style-name="a1065" draw:master-page-name="Master1-Layout2-obj-Title-and-Content" presentation:presentation-page-layout-name="Master1-PPL2" draw:id="Slide-273">
        <draw:frame draw:id="id248" presentation:style-name="a1069" draw:name="Title 1" svg:x="0.7066in" svg:y="0.4951in" svg:width="10.28513in" svg:height="1.53164in" presentation:class="title" presentation:placeholder="false">
          <draw:text-box>
            <text:p text:style-name="a1068" text:class-names="" text:cond-style-name=""><text:span text:style-name="a1066" text:class-names="">Vyhledávání</text:span><text:span text:style-name="a1067" text:class-names=""/></text:p>
          </draw:text-box>
          <svg:title/>
          <svg:desc/>
        </draw:frame>
        <draw:frame draw:id="id249" presentation:style-name="a1096" draw:name="Content Placeholder 2" svg:x="1.2066in" svg:y="2.2451in" svg:width="9.78406in" svg:height="4.58823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0" text:class-names="">Knuth</text:span><text:span text:style-name="a1071" text:class-names="">-Morris-</text:span><text:span text:style-name="a1072" text:class-names="">Prattův</text:span><text:span text:style-name="a1073" text:class-names=""><text:s text:c="1"/></text:span><text:span text:style-name="a1074" text:class-names="">algoritmus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Využívá konečný automat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0" text:class-names="">Nevrací</text:span><text:span text:style-name="a1081" text:class-names=""><text:s text:c="1"/></text:span><text:span text:style-name="a1082" text:class-names="">se</text:span><text:span text:style-name="a1083" text:class-names=""><text:s text:c="1"/></text:span><text:span text:style-name="a1084" text:class-names="">v</text:span><text:span text:style-name="a1085" text:class-names=""><text:s text:c="1"/></text:span><text:span text:style-name="a1086" text:class-names="">textu</text:span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Časová složitost: lineární O(M+N)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</draw:text-box>
          <svg:title/>
          <svg:desc/>
        </draw:frame>
        <draw:frame draw:id="id250" draw:style-name="a1097" draw:name="Picture 6" svg:x="3.21387in" svg:y="4.41844in" svg:width="6.61755in" svg:height="2.2624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4" draw:style-name="a1099" draw:master-page-name="Master1-Layout2-obj-Title-and-Content" presentation:presentation-page-layout-name="Master1-PPL2" draw:id="Slide-269">
        <draw:frame draw:id="id251" presentation:style-name="a1103" draw:name="Title 1" svg:x="0.7066in" svg:y="0.4951in" svg:width="10.28513in" svg:height="1.53164in" presentation:class="title" presentation:placeholder="false">
          <draw:text-box>
            <text:p text:style-name="a1102" text:class-names="" text:cond-style-name=""><text:span text:style-name="a1100" text:class-names="">Závěr</text:span><text:span text:style-name="a1101" text:class-names=""/></text:p>
          </draw:text-box>
          <svg:title/>
          <svg:desc/>
        </draw:frame>
        <draw:frame draw:id="id252" presentation:style-name="a1115" draw:name="Content Placeholder 2" svg:x="1.2066in" svg:y="2.2451in" svg:width="9.78406in" svg:height="4.58823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Práce v týmu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Využité nástroje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0" text:class-names="">Testován</text:span><text:span text:style-name="a1111" text:class-names="">í</text:span><text:span text:style-name="a1112" text:class-names=""/></text:p>
              </text:list-item>
            </text:list>
          </draw:text-box>
          <svg:title/>
          <svg:desc/>
        </draw:frame>
      </draw:page>
      <draw:page draw:name="Slide13" draw:style-name="a1117" draw:master-page-name="Master1-Layout2-obj-Title-and-Content" presentation:presentation-page-layout-name="Master1-PPL2" draw:id="Slide-268">
        <draw:frame draw:id="id253" presentation:style-name="a1121" draw:name="Title 1" svg:x="2.87017in" svg:y="3.10655in" svg:width="8.69444in" svg:height="1.44965in" presentation:class="title" presentation:placeholder="false">
          <draw:text-box>
            <text:p text:style-name="a1120" text:class-names="" text:cond-style-name=""><text:span text:style-name="a1118" text:class-names="">Děkujeme za pozornost.</text:span><text:span text:style-name="a111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117" draw:style="radial" draw:cx="50%" draw:cy="50%" draw:start-color="#50b9c1" draw:end-color="#50b9c1" draw:start-intensity="6%" draw:end-intensity="7%"/>
    <draw:gradient draw:name="a75" draw:style="radial" draw:cx="50%" draw:cy="50%" draw:start-color="#50b9c1" draw:end-color="#50b9c1" draw:start-intensity="6%" draw:end-intensity="7%"/>
    <draw:gradient draw:name="a527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6%" draw:end-intensity="7%"/>
    <draw:gradient draw:name="a146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6%" draw:end-intensity="7%"/>
    <draw:gradient draw:name="a364" draw:style="radial" draw:cx="50%" draw:cy="50%" draw:start-color="#50b9c1" draw:end-color="#50b9c1" draw:start-intensity="6%" draw:end-intensity="7%"/>
    <draw:gradient draw:name="a297" draw:style="radial" draw:cx="50%" draw:cy="50%" draw:start-color="#50b9c1" draw:end-color="#50b9c1" draw:start-intensity="6%" draw:end-intensity="7%"/>
    <draw:gradient draw:name="a205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18" draw:style="radial" draw:cx="50%" draw:cy="50%" draw:start-color="#50b9c1" draw:end-color="#50b9c1" draw:start-intensity="6%" draw:end-intensity="7%"/>
    <draw:gradient draw:name="a46" draw:style="radial" draw:cx="50%" draw:cy="50%" draw:start-color="#50b9c1" draw:end-color="#50b9c1" draw:start-intensity="6%" draw:end-intensity="7%"/>
    <draw:gradient draw:name="a397" draw:style="radial" draw:cx="50%" draw:cy="50%" draw:start-color="#50b9c1" draw:end-color="#50b9c1" draw:start-intensity="6%" draw:end-intensity="7%"/>
    <draw:gradient draw:name="a641" draw:style="radial" draw:cx="50%" draw:cy="50%" draw:start-color="#50b9c1" draw:end-color="#50b9c1" draw:start-intensity="6%" draw:end-intensity="7%"/>
    <draw:gradient draw:name="a272" draw:style="radial" draw:cx="50%" draw:cy="50%" draw:start-color="#50b9c1" draw:end-color="#50b9c1" draw:start-intensity="6%" draw:end-intensity="7%"/>
    <draw:gradient draw:name="a683" draw:style="radial" draw:cx="50%" draw:cy="50%" draw:start-color="#50b9c1" draw:end-color="#50b9c1" draw:start-intensity="6%" draw:end-intensity="7%"/>
    <draw:gradient draw:name="a578" draw:style="radial" draw:cx="50%" draw:cy="50%" draw:start-color="#50b9c1" draw:end-color="#50b9c1" draw:start-intensity="6%" draw:end-intensity="7%"/>
    <draw:fill-image draw:name="a523" xlink:href="media/image5.png" xlink:show="embed" xlink:actuate="onLoad"/>
    <draw:fill-image draw:name="a455" xlink:href="media/image5.png" xlink:show="embed" xlink:actuate="onLoad"/>
    <draw:fill-image draw:name="a757" xlink:href="media/image5.png" xlink:show="embed" xlink:actuate="onLoad"/>
    <draw:fill-image draw:name="a494" xlink:href="media/image5.png" xlink:show="embed" xlink:actuate="onLoad"/>
    <draw:fill-image draw:name="a637" xlink:href="media/image5.png" xlink:show="embed" xlink:actuate="onLoad"/>
    <draw:fill-image draw:name="a142" xlink:href="media/image5.png" xlink:show="embed" xlink:actuate="onLoad"/>
    <draw:fill-image draw:name="a268" xlink:href="media/image5.png" xlink:show="embed" xlink:actuate="onLoad"/>
    <draw:fill-image draw:name="a1098" xlink:href="media/image5.png" xlink:show="embed" xlink:actuate="onLoad"/>
    <draw:fill-image draw:name="a679" xlink:href="media/image5.png" xlink:show="embed" xlink:actuate="onLoad"/>
    <draw:fill-image draw:name="a360" xlink:href="media/image5.png" xlink:show="embed" xlink:actuate="onLoad"/>
    <draw:fill-image draw:name="a925" xlink:href="media/image5.png" xlink:show="embed" xlink:actuate="onLoad"/>
    <draw:fill-image draw:name="a731" xlink:href="media/image5.png" xlink:show="embed" xlink:actuate="onLoad"/>
    <draw:fill-image draw:name="a293" xlink:href="media/image5.png" xlink:show="embed" xlink:actuate="onLoad"/>
    <draw:fill-image draw:name="a801" xlink:href="media/image5.png" xlink:show="embed" xlink:actuate="onLoad"/>
    <draw:fill-image draw:name="a1116" xlink:href="media/image5.png" xlink:show="embed" xlink:actuate="onLoad"/>
    <draw:fill-image draw:name="a201" xlink:href="media/image5.png" xlink:show="embed" xlink:actuate="onLoad"/>
    <draw:fill-image draw:name="a774" xlink:href="media/image5.png" xlink:show="embed" xlink:actuate="onLoad"/>
    <draw:fill-image draw:name="a0" xlink:href="media/image5.png" xlink:show="embed" xlink:actuate="onLoad"/>
    <draw:fill-image draw:name="a808" xlink:href="media/image5.png" xlink:show="embed" xlink:actuate="onLoad"/>
    <draw:fill-image draw:name="a952" xlink:href="media/image5.png" xlink:show="embed" xlink:actuate="onLoad"/>
    <draw:fill-image draw:name="a314" xlink:href="media/image5.png" xlink:show="embed" xlink:actuate="onLoad"/>
    <draw:fill-image draw:name="a721" xlink:href="media/image5.png" xlink:show="embed" xlink:actuate="onLoad"/>
    <draw:fill-image draw:name="a42" xlink:href="media/image5.png" xlink:show="embed" xlink:actuate="onLoad"/>
    <draw:fill-image draw:name="a994" xlink:href="media/image5.png" xlink:show="embed" xlink:actuate="onLoad"/>
    <draw:fill-image draw:name="a393" xlink:href="media/image5.png" xlink:show="embed" xlink:actuate="onLoad"/>
    <draw:fill-image draw:name="a889" xlink:href="media/image5.png" xlink:show="embed" xlink:actuate="onLoad"/>
    <draw:fill-image draw:name="a426" xlink:href="media/image5.png" xlink:show="embed" xlink:actuate="onLoad"/>
    <draw:fill-image draw:name="a1023" xlink:href="media/image5.png" xlink:show="embed" xlink:actuate="onLoad"/>
    <draw:fill-image draw:name="a574" xlink:href="media/image5.png" xlink:show="embed" xlink:actuate="onLoad"/>
    <draw:fill-image draw:name="a838" xlink:href="media/image5.png" xlink:show="embed" xlink:actuate="onLoad"/>
    <draw:fill-image draw:name="a1064" xlink:href="media/image5.png" xlink:show="embed" xlink:actuate="onLoad"/>
    <draw:fill-image draw:name="a113" xlink:href="media/image5.png" xlink:show="embed" xlink:actuate="onLoad"/>
    <draw:fill-image draw:name="a71" xlink:href="media/image5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8ad0d6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8ad0d6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8ad0d6" svg:stroke-opacity="40%" svg:stroke-linecap="round"/>
    </style:style>
    <style:style style:family="graphic" style:name="a624">
      <style:graphic-properties draw:fill="none" draw:stroke="solid" svg:stroke-width="0.01389in" svg:stroke-color="#8ad0d6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4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12-Dec-16</text:date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Title-Slide" style:page-layout-name="pageLayout1" draw:style-name="a43">
      <draw:frame draw:id="id11" draw:layer="Master1-bg" draw:style-name="a44" draw:name="Picture 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2" draw:layer="Master1-bg" draw:style-name="a45" draw:name="Picture 7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9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5" draw:layer="Master1-bg" draw:style-name="a49" draw:name="Picture 10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Click to edit Master subtitle style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>12-Dec-16</text:date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</style:master-page>
    <style:master-page style:name="Master1-Layout2-obj-Title-and-Content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23" draw:layer="Master1-bg" draw:style-name="a74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26" draw:layer="Master1-bg" draw:style-name="a78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Click to edit Master title style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Edit Master text styles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 le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Fifth level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>12-Dec-16</text:date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title/>
        <svg:desc/>
      </draw:frame>
    </style:master-page>
    <style:master-page style:name="Master1-Layout3-secHead-Section-Header" style:page-layout-name="pageLayout1" draw:style-name="a114">
      <draw:frame draw:id="id33" draw:layer="Master1-bg" draw:style-name="a115" draw:name="Picture 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34" draw:layer="Master1-bg" draw:style-name="a116" draw:name="Picture 7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9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37" draw:layer="Master1-bg" draw:style-name="a120" draw:name="Picture 10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Edit Master text styles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>12-Dec-16</text:date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title/>
        <svg:desc/>
      </draw:frame>
    </style:master-page>
    <style:master-page style:name="Master1-Layout4-twoObj-Two-Content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45" draw:layer="Master1-bg" draw:style-name="a145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48" draw:layer="Master1-bg" draw:style-name="a149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12-Dec-16</text:date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02">
      <draw:frame draw:id="id56" draw:layer="Master1-bg" draw:style-name="a203" draw:name="Picture 9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57" draw:layer="Master1-bg" draw:style-name="a204" draw:name="Picture 10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12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60" draw:layer="Master1-bg" draw:style-name="a208" draw:name="Picture 13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Click to edit Master title style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Edit Master text styles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Edit Master text styles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cond level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Fifth level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12-Dec-16</text:date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Title-Only" style:page-layout-name="pageLayout1" draw:style-name="a269">
      <draw:frame draw:id="id70" draw:layer="Master1-bg" draw:style-name="a270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71" draw:layer="Master1-bg" draw:style-name="a271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74" draw:layer="Master1-bg" draw:style-name="a275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2-Dec-16</text:date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7-blank-Blank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81" draw:layer="Master1-bg" draw:style-name="a296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84" draw:layer="Master1-bg" draw:style-name="a300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>12-Dec-16</text:date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8-objTx-Content-with-Caption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90" draw:layer="Master1-bg" draw:style-name="a317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93" draw:layer="Master1-bg" draw:style-name="a321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Click to edit Master title style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Edit Master text styles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12-Dec-16</text:date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9-picTx-Picture-with-Caption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02" draw:layer="Master1-bg" draw:style-name="a363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05" draw:layer="Master1-bg" draw:style-name="a367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Click to edit Master title style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Click icon to add picture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>12-Dec-16</text:date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14" draw:layer="Master1-bg" draw:style-name="a396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17" draw:layer="Master1-bg" draw:style-name="a400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Click to edit Master title style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Click icon to add picture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>12-Dec-16</text:date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1-cust-Title-and-Caption" style:page-layout-name="pageLayout1" draw:style-name="a427">
      <draw:frame draw:id="id125" draw:layer="Master1-bg" draw:style-name="a428" draw:name="Picture 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26" draw:layer="Master1-bg" draw:style-name="a429" draw:name="Picture 8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10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29" draw:layer="Master1-bg" draw:style-name="a433" draw:name="Picture 11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Click to edit Master title style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Edit Master text styles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>12-Dec-16</text:date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</style:master-page>
    <style:master-page style:name="Master1-Layout12-cust-Quote-with-Caption" style:page-layout-name="pageLayout1" draw:style-name="a456">
      <draw:frame draw:id="id136" draw:layer="Master1-bg" draw:style-name="a457" draw:name="Picture 12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37" draw:layer="Master1-bg" draw:style-name="a458" draw:name="Picture 13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16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40" draw:layer="Master1-bg" draw:style-name="a462" draw:name="Picture 17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Edit Master text styles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Edit Master text styles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>12-Dec-16</text:date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draw:frame draw:id="id148" draw:style-name="a490" draw:name="TextBox 11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4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95">
      <draw:frame draw:id="id150" draw:layer="Master1-bg" draw:style-name="a496" draw:name="Picture 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51" draw:layer="Master1-bg" draw:style-name="a497" draw:name="Picture 7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9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54" draw:layer="Master1-bg" draw:style-name="a501" draw:name="Picture 10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Click to edit Master title style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Edit Master text styles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>12-Dec-16</text:date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</style:master-page>
    <style:master-page style:name="Master1-Layout14-cust-3-Column" style:page-layout-name="pageLayout1" draw:style-name="a524">
      <draw:frame draw:id="id161" draw:layer="Master1-bg" draw:style-name="a525" draw:name="Picture 14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62" draw:layer="Master1-bg" draw:style-name="a526" draw:name="Picture 20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22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65" draw:layer="Master1-bg" draw:style-name="a530" draw:name="Picture 23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Click to edit Master title style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Edit Master text styles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Edit Master text styles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Edit Master text styles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Edit Master text styles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Edit Master text styles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>12-Dec-16</text:date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</style:master-page>
    <style:master-page style:name="Master1-Layout15-cust-3-Picture-Column" style:page-layout-name="pageLayout1" draw:style-name="a575">
      <draw:frame draw:id="id179" draw:layer="Master1-bg" draw:style-name="a576" draw:name="Picture 1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180" draw:layer="Master1-bg" draw:style-name="a577" draw:name="Picture 17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24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183" draw:layer="Master1-bg" draw:style-name="a581" draw:name="Picture 25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Click to edit Master title style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Click icon to add picture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Edit Master text styles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Edit Master text styles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Click icon to add picture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Edit Master text styles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Edit Master text styles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Click icon to add picture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8">
        <svg:title/>
        <svg:desc/>
      </draw:connector>
      <draw:connector draw:type="line" svg:x1="7.61398in" svg:y1="2.33333in" svg:x2="7.61398in" svg:y2="6.67157in" draw:id="id196" draw:style-name="a624" draw:name="Straight Connector 19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>12-Dec-16</text:date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638">
      <draw:frame draw:id="id200" draw:layer="Master1-bg" draw:style-name="a639" draw:name="Picture 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201" draw:layer="Master1-bg" draw:style-name="a640" draw:name="Picture 7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9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204" draw:layer="Master1-bg" draw:style-name="a644" draw:name="Picture 10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Click to edit Master title style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Fifth level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12-Dec-16</text:date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80">
      <draw:frame draw:id="id211" draw:layer="Master1-bg" draw:style-name="a681" draw:name="Picture 6" svg:x="0in" svg:y="2.9196in" svg:width="4.41493in" svg:height="4.5804in" style:rel-width="scale" style:rel-height="scale">
        <draw:image xlink:href="media/image6.png" xlink:type="simple" xlink:show="embed" xlink:actuate="onLoad"/>
        <svg:title/>
        <svg:desc/>
      </draw:frame>
      <draw:frame draw:id="id212" draw:layer="Master1-bg" draw:style-name="a682" draw:name="Picture 7" svg:x="0in" svg:y="3.16311in" svg:width="1.66493in" svg:height="2.58689in" style:rel-width="scale" style:rel-height="scale">
        <draw:image xlink:href="media/image7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9" svg:x="8.74826in" svg:y="0in" svg:width="1.75349in" svg:height="1.24826in" style:rel-width="scale" style:rel-height="scale">
        <draw:image xlink:href="media/image8.png" xlink:type="simple" xlink:show="embed" xlink:actuate="onLoad"/>
        <svg:title/>
        <svg:desc/>
      </draw:frame>
      <draw:frame draw:id="id215" draw:layer="Master1-bg" draw:style-name="a686" draw:name="Picture 10" svg:x="9.4115in" svg:y="6.66667in" svg:width="1.08676in" svg:height="0.83333in" style:rel-width="scale" style:rel-height="scale">
        <draw:image xlink:href="media/image9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>12-Dec-16</text:date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erpret jazyka IFJ16</dc:title>
    <meta:initial-creator>Vladyslav Sherstobitov</meta:initial-creator>
    <dc:creator>Vladyslav Sherstobitov</dc:creator>
    <meta:creation-date>2016-12-12T14:03:39Z</meta:creation-date>
    <dc:date>2016-12-12T18:14:38Z</dc:date>
    <meta:template xlink:href="Ion" xlink:type="simple"/>
    <meta:editing-cycles>11</meta:editing-cycles>
    <meta:editing-duration>PT8811S</meta:editing-duration>
    <meta:document-statistic meta:paragraph-count="73" meta:word-count="261"/>
  </office:meta>
</office:document-meta>
</file>